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</text:h>
      <text:list xml:id="list31631619" text:style-name="L1">
        <text:list-item>
          <text:p text:style-name="P1">consists of <text:span text:style-name="T1">Tasks</text:span><text:span text:style-name="T2"> (derived classes of the Task class)</text:span></text:p>
        </text:list-item>
        <text:list-item>
          <text:p text:style-name="P1"><text:span text:style-name="T2">is specified by the individual task clauses in a scenario file</text:span></text:p>
        </text:list-item>
      </text:list>
      <text:h text:style-name="Heading_20_1" text:outline-level="1">Task clause</text:h>
      <text:p text:style-name="Text_20_body"><text:span text:style-name="Teletype">task [id];</text:span></text:p>
      <text:p text:style-name="Text_20_body"><text:span text:style-name="Teletype">algorithm: [class];</text:span></text:p>
      <text:p text:style-name="Text_20_body"><text:span text:style-name="Teletype">params: [name]=["value"], [...];</text:span></text:p>
      <text:p text:style-name="Text_20_body"><text:span text:style-name="Teletype">in: ["file1"] [...];</text:span></text:p>
      <text:p text:style-name="Text_20_body"><text:span text:style-name="Teletype">out: ["file1"] [...];</text:span></text:p>
      <text:h text:style-name="Heading_20_2" text:outline-level="2">Parameters</text:h>
      <text:list xml:id="list31674971" text:style-name="L2">
        <text:list-item>
          <text:p text:style-name="P2">the <text:span text:style-name="Teletype">params</text:span> clause is not compulsory</text:p>
        </text:list-item>
        <text:list-item>
          <text:p text:style-name="P2">parameters must have some value set (TODO – boolean parameters)</text:p>
        </text:list-item>
      </text:list>
      <text:h text:style-name="Heading_20_2" text:outline-level="2">Wildcards</text:h>
      <text:list xml:id="list32105707" text:style-name="L4">
        <text:list-item>
          <text:p text:style-name="P4">inputs and outputs may contain wildcards</text:p>
        </text:list-item>
      </text:list>
      <text:list xml:id="list31677633" text:style-name="L3">
        <text:list-item>
          <text:p text:style-name="P3">„*“ is for finding the files with a same expansion for every occurrence in the inputs, like „data-*.dat“ and „params-*.dat“ expand to „data-exp1.dat“ „params-exp1.dat“ / „data-exp2.dat“ „params-exp2.dat“</text:p>
          <text:list>
            <text:list-item>
              <text:p text:style-name="P3">for every expansion (combination), one task will be created</text:p>
            </text:list-item>
            <text:list-item>
              <text:p text:style-name="P3">„*“ is propagated into outputs and inputs of depending tasks (transitively)</text:p>
            </text:list-item>
          </text:list>
        </text:list-item>
        <text:list-item>
          <text:p text:style-name="P3">„***“ in the inputs means creating a combination of expansions for every input pattern that contains it</text:p>
        </text:list-item>
        <text:list-item>
          <text:p text:style-name="P3">„**“ in the inputs means taking all that expands into this one task</text:p>
        </text:list-item>
        <text:list-item>
          <text:p text:style-name="P3">„**“ in the outputs means that the task produces an unknown number of outpu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ndra </meta:initial-creator>
    <meta:creation-date>2010-05-31T11:52:01.44</meta:creation-date>
    <dc:date>2010-05-31T12:01:31.92</dc:date>
    <dc:creator>Ondra </dc:creator>
    <meta:editing-duration>PT00H09M3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173" meta:character-count="987"/>
  </office:meta>
</office:document-meta>
</file>